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JetBrains Mono1" svg:font-family="'JetBrains Mono'" style:font-family-generic="modern" style:font-pitch="fixed"/>
    <style:font-face style:name="Lucida Console" svg:font-family="'Lucida Console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01cdcc" officeooo:paragraph-rsid="0001cdcc"/>
    </style:style>
    <style:style style:name="P2" style:family="paragraph" style:parent-style-name="Heading_20_1">
      <style:paragraph-properties fo:text-align="center" style:justify-single-word="false"/>
      <style:text-properties officeooo:rsid="0001cdcc" officeooo:paragraph-rsid="0001cdcc"/>
    </style:style>
    <style:style style:name="P3" style:family="paragraph" style:parent-style-name="Standard">
      <style:paragraph-properties fo:text-align="start" style:justify-single-word="false"/>
      <style:text-properties officeooo:rsid="0007efc5" officeooo:paragraph-rsid="0007efc5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Lucida Console" fo:font-size="9pt" officeooo:paragraph-rsid="0007efc5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officeooo:paragraph-rsid="0007efc5"/>
    </style:style>
    <style:style style:name="P6" style:family="paragraph" style:parent-style-name="Text_20_body">
      <style:paragraph-properties fo:text-align="center" style:justify-single-word="false"/>
      <style:text-properties officeooo:rsid="0001cdcc" officeooo:paragraph-rsid="0007efc5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7efc5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weight="normal" officeooo:rsid="0007efc5" officeooo:paragraph-rsid="0007efc5" style:font-weight-asian="normal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weight="normal" officeooo:rsid="0007849e" officeooo:paragraph-rsid="0007849e" style:font-weight-asian="normal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7efc5" officeooo:paragraph-rsid="0007efc5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weight="bold" officeooo:rsid="0003c591" officeooo:paragraph-rsid="0005b34f" style:font-weight-asian="bold" style:font-weight-complex="bold"/>
    </style:style>
    <style:style style:name="T1" style:family="text">
      <style:text-properties officeooo:rsid="0005b34f"/>
    </style:style>
    <style:style style:name="T2" style:family="text">
      <style:text-properties fo:font-weight="bold" officeooo:rsid="0005b34f" style:font-weight-asian="bold" style:font-weight-complex="bold"/>
    </style:style>
    <style:style style:name="T3" style:family="text">
      <style:text-properties fo:font-weight="bold" officeooo:rsid="0007efc5" style:font-weight-asian="bold" style:font-weight-complex="bold"/>
    </style:style>
    <style:style style:name="T4" style:family="text">
      <style:text-properties officeooo:rsid="0007efc5"/>
    </style:style>
    <style:style style:name="T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33b3" style:font-name="JetBrains Mono1" fo:font-size="10pt" fo:font-style="normal" fo:font-weight="normal" officeooo:rsid="0007efc5" fo:background-color="transparent" loext:char-shading-value="0" style:font-size-asian="10pt" style:font-style-asian="normal" style:font-weight-asian="normal" style:font-size-complex="9pt"/>
    </style:style>
    <style:style style:name="T7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font-style="normal" fo:font-weight="normal" style:font-style-asian="normal" style:font-weight-asian="normal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style:font-style-asian="normal" style:font-weight-asian="normal"/>
    </style:style>
    <style:style style:name="T14" style:family="text">
      <style:text-properties fo:font-style="normal" fo:font-weight="normal" style:font-style-asian="normal" style:font-weight-asian="normal"/>
    </style:style>
    <style:style style:name="T15" style:family="text">
      <style:text-properties fo:font-style="normal" fo:font-weight="normal" style:font-style-asian="normal" style:font-weight-asian="normal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fo:font-style="normal" fo:font-weight="normal" officeooo:rsid="0008ce9e" style:font-style-asian="normal" style:font-weight-asian="normal"/>
    </style:style>
    <style:style style:name="T18" style:family="text">
      <style:text-properties fo:font-style="normal" fo:font-weight="normal" officeooo:rsid="0007efc5" fo:background-color="transparent" loext:char-shading-value="0" style:font-style-asian="normal" style:font-weight-asian="normal"/>
    </style:style>
    <style:style style:name="T19" style:family="text">
      <style:text-properties fo:font-style="italic" fo:font-weight="normal" style:font-style-asian="italic" style:font-weight-asian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7efc5" style:font-weight-asian="normal" style:font-weight-complex="normal"/>
    </style:style>
    <style:style style:name="T22" style:family="text">
      <style:text-properties fo:font-weight="normal" officeooo:rsid="0005b34f" style:font-weight-asian="normal" style:font-weight-complex="normal"/>
    </style:style>
    <style:style style:name="T23" style:family="text">
      <style:text-properties style:use-window-font-color="true" style:font-name="Lucida Console" fo:font-size="9pt" fo:font-style="normal" fo:font-weight="normal" officeooo:rsid="0007efc5" fo:background-color="transparent" loext:char-shading-value="0" style:font-size-asian="9pt" style:font-style-asian="normal" style:font-weight-asian="normal" style:font-size-complex="9pt"/>
    </style:style>
    <style:style style:name="T24" style:family="text">
      <style:text-properties style:use-window-font-color="true" style:font-name="Lucida Console" fo:font-size="9pt" fo:font-style="normal" fo:font-weight="normal" officeooo:rsid="0007efc5" fo:background-color="transparent" loext:char-shading-value="0" style:font-size-asian="9pt" style:font-style-asian="normal" style:font-weight-asian="normal" style:font-size-complex="9pt"/>
    </style:style>
    <style:style style:name="T25" style:family="text">
      <style:text-properties style:use-window-font-color="true" style:font-name="Lucida Console" fo:font-size="9pt" fo:font-style="normal" fo:font-weight="normal" officeooo:rsid="0007efc5" fo:background-color="transparent" loext:char-shading-value="0" style:font-size-asian="9pt" style:font-style-asian="normal" style:font-weight-asian="normal" style:font-size-complex="9pt"/>
    </style:style>
    <style:style style:name="T26" style:family="text">
      <style:text-properties style:use-window-font-color="true" style:font-name="Lucida Console" fo:font-size="9pt" fo:font-style="normal" fo:font-weight="normal" officeooo:rsid="0007efc5" fo:background-color="transparent" loext:char-shading-value="0" style:font-size-asian="9pt" style:font-style-asian="normal" style:font-weight-asian="normal" style:font-size-complex="9pt"/>
    </style:style>
    <style:style style:name="T27" style:family="text">
      <style:text-properties style:use-window-font-color="true" style:font-name="Lucida Console" fo:font-size="9pt" fo:font-style="normal" fo:font-weight="normal" officeooo:rsid="0007efc5" fo:background-color="transparent" loext:char-shading-value="0" style:font-size-asian="9pt" style:font-style-asian="normal" style:font-weight-asian="normal" style:font-size-complex="9pt"/>
    </style:style>
    <style:style style:name="T28" style:family="text">
      <style:text-properties style:use-window-font-color="true" style:font-name="Lucida Console" fo:font-size="9pt" fo:font-style="normal" fo:font-weight="normal" officeooo:rsid="0007efc5" fo:background-color="transparent" loext:char-shading-value="0" style:font-size-asian="9pt" style:font-style-asian="normal" style:font-weight-asian="normal" style:font-size-complex="9pt"/>
    </style:style>
    <style:style style:name="T29" style:family="text">
      <style:text-properties style:use-window-font-color="true" style:font-name="Lucida Console" fo:font-size="9pt" officeooo:rsid="0007efc5" fo:background-color="transparent" loext:char-shading-value="0" style:font-size-asian="9pt" style:font-size-complex="9pt"/>
    </style:style>
    <style:style style:name="T30" style:family="text">
      <style:text-properties style:use-window-font-color="true" style:font-name="Lucida Console" fo:font-size="9pt" fo:font-style="italic" fo:font-weight="normal" officeooo:rsid="0007efc5" fo:background-color="transparent" loext:char-shading-value="0" style:font-size-asian="9pt" style:font-style-asian="italic" style:font-weight-asian="normal" style:font-size-complex="9pt"/>
    </style:style>
    <style:style style:name="T31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style:font-name="JetBrains Mono1" fo:font-size="10pt" fo:font-style="normal" fo:font-weight="normal" officeooo:rsid="0007efc5" fo:background-color="transparent" loext:char-shading-value="0" style:font-size-asian="10pt" style:font-style-asian="normal" style:font-weight-asian="normal" style:font-size-complex="9pt"/>
    </style:style>
    <style:style style:name="T33" style:family="text">
      <style:text-properties style:font-name="Lucida Console" fo:font-size="9pt" fo:font-style="normal" fo:font-weight="normal" officeooo:rsid="0007efc5" fo:background-color="transparent" loext:char-shading-value="0" style:font-size-asian="9pt" style:font-style-asian="normal" style:font-weight-asian="normal" style:font-size-complex="9pt"/>
    </style:style>
    <style:style style:name="T3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font-size="10pt" fo:font-style="normal" fo:font-weight="normal" officeooo:rsid="0007efc5" fo:background-color="transparent" loext:char-shading-value="0" style:font-size-asian="10pt" style:font-style-asian="normal" style:font-weight-asian="normal" style:font-size-complex="9pt"/>
    </style:style>
    <style:style style:name="T40" style:family="text">
      <style:text-properties fo:font-size="10pt" fo:font-style="normal" fo:font-weight="normal" style:font-size-asian="10pt" style:font-style-asian="normal" style:font-weight-asian="normal"/>
    </style:style>
    <style:style style:name="T41" style:family="text">
      <style:text-properties fo:font-size="10pt" fo:font-style="normal" fo:font-weight="normal" style:font-size-asian="10pt" style:font-style-asian="normal" style:font-weight-asian="normal"/>
    </style:style>
    <style:style style:name="T42" style:family="text">
      <style:text-properties fo:font-size="10pt" fo:font-style="normal" fo:font-weight="normal" style:font-size-asian="10pt" style:font-style-asian="normal" style:font-weight-asian="normal"/>
    </style:style>
    <style:style style:name="T43" style:family="text">
      <style:text-properties fo:font-size="10pt" fo:font-style="normal" fo:font-weight="normal" style:font-size-asian="10pt" style:font-style-asian="normal" style:font-weight-asian="normal"/>
    </style:style>
    <style:style style:name="T44" style:family="text">
      <style:text-properties fo:font-size="10pt" fo:font-style="normal" fo:font-weight="normal" style:font-size-asian="10pt" style:font-style-asian="normal" style:font-weight-asian="normal"/>
    </style:style>
    <style:style style:name="T45" style:family="text">
      <style:text-properties fo:font-size="9pt" fo:font-style="normal" fo:font-weight="normal" officeooo:rsid="0007efc5" fo:background-color="transparent" loext:char-shading-value="0" style:font-size-asian="9pt" style:font-style-asian="normal" style:font-weight-asian="normal" style:font-size-complex="9pt"/>
    </style:style>
    <style:style style:name="T46" style:family="text">
      <style:text-properties officeooo:rsid="0008ce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obile Dev</text:h>
      <text:p text:style-name="P6">R<text:span text:style-name="T4">ecyclerView Quiz</text:span></text:p>
      <text:p text:style-name="P6"/>
      <text:p text:style-name="P1">Name___________________________________________</text:p>
      <text:p text:style-name="P7"><text:span text:style-name="T2">1. 6</text:span><text:span text:style-name="T3"> </text:span><text:span text:style-name="T2">pts</text:span></text:p>
      <text:p text:style-name="P7"><text:span text:style-name="T22">Provide terms to match the following definitions. <text:s/>Spell correctly.</text:span></text:p>
      <text:p text:style-name="P8"/>
      <text:p text:style-name="P8">Object that is used to start an Activity under Android</text:p>
      <text:p text:style-name="P8"/>
      <text:p text:style-name="P7"><text:span text:style-name="T21">Class that provides general system access, e.g. access to layouts and resources. <text:s/></text:span></text:p>
      <text:p text:style-name="P7"><text:span text:style-name="T21"/></text:p>
      <text:p text:style-name="P10"><text:span text:style-name="T21">C</text:span><text:span text:style-name="T20">lass that is recycled by a RecyclerView</text:span></text:p>
      <text:p text:style-name="P9"/>
      <text:p text:style-name="P9"/>
      <text:p text:style-name="P11"><text:span text:style-name="T1">2</text:span>. <text:span text:style-name="T4">34</text:span> pts</text:p>
      <text:p text:style-name="P8">The QuotesAdapter class below has <text:s/>2 missing spots and <text:span text:style-name="T46">6</text:span> errors. <text:s/>Fill in the missing spots, and fix the errors, without changing things that don't need fixing, and without adding lines of code.</text:p>
      <text:p text:style-name="P8"/>
      <text:p text:style-name="P4"><text:span text:style-name="T18">data class </text:span><text:span text:style-name="T10">Quote</text:span><text:span text:style-name="T10">(</text:span><text:span text:style-name="T10">@</text:span><text:span text:style-name="T17">Drawable</text:span><text:span text:style-name="T10">Res </text:span><text:span text:style-name="T10">val </text:span><text:span text:style-name="T10">txtResourceId</text:span><text:span text:style-name="T10">: </text:span><text:span text:style-name="T10">Int</text:span><text:span text:style-name="T10">, </text:span><text:span text:style-name="T10">@</text:span><text:span text:style-name="T17">String</text:span><text:span text:style-name="T10">Res </text:span><text:span text:style-name="T10">val </text:span><text:span text:style-name="T10">imageResourceId</text:span><text:span text:style-name="T10">: </text:span><text:span text:style-name="T10">Int</text:span><text:span text:style-name="T10">)</text:span></text:p>
      <text:p text:style-name="P5"><text:span text:style-name="T23"/></text:p>
      <text:p text:style-name="P5"><text:span text:style-name="T23">class </text:span><text:span text:style-name="T23">QuoteAdapter </text:span><text:span text:style-name="T23">(</text:span><text:span text:style-name="T29"><text:line-break/></text:span><text:span text:style-name="T23"> <text:s text:c="3"/></text:span><text:span text:style-name="T23">private val </text:span><text:span text:style-name="T23">context</text:span><text:span text:style-name="T23">: </text:span><text:span text:style-name="T23">Context</text:span><text:span text:style-name="T23">,</text:span><text:span text:style-name="T29"><text:line-break/></text:span><text:span text:style-name="T23"> <text:s text:c="3"/></text:span><text:span text:style-name="T23">private val </text:span><text:span text:style-name="T23">dataset</text:span><text:span text:style-name="T23">: </text:span><text:span text:style-name="T23">List</text:span><text:span text:style-name="T23">&lt;</text:span><text:span text:style-name="T23">Quote</text:span><text:span text:style-name="T23">&gt;</text:span><text:span text:style-name="T29"><text:line-break/></text:span><text:span text:style-name="T23">) : </text:span><text:span text:style-name="T23">RecyclerView</text:span><text:span text:style-name="T23">.Adapter&lt;</text:span><text:span text:style-name="T23">QuoteAdapter</text:span><text:span text:style-name="T23">.</text:span><text:span text:style-name="T23">QuoteViewHolder</text:span><text:span text:style-name="T23">&gt;() {</text:span><text:span text:style-name="T29"><text:line-break/><text:line-break/></text:span><text:span text:style-name="T23"> <text:s text:c="3"/></text:span><text:span text:style-name="T23">class </text:span><text:span text:style-name="T23">QuoteViewHolder</text:span><text:span text:style-name="T23">(</text:span><text:span text:style-name="T23">private val </text:span><text:span text:style-name="T23">view</text:span><text:span text:style-name="T23">: </text:span><text:span text:style-name="T23">View</text:span><text:span text:style-name="T23">) : </text:span><text:span text:style-name="T23">RecyclerView</text:span><text:span text:style-name="T23">(view) {</text:span><text:span text:style-name="T29"><text:line-break/></text:span><text:span text:style-name="T23"> <text:s text:c="7"/></text:span><text:span text:style-name="T23">val </text:span><text:span text:style-name="T23">textView </text:span><text:span text:style-name="T23">= </text:span><text:span text:style-name="T23">view</text:span><text:span text:style-name="T23">.findViewById&lt;</text:span><text:span text:style-name="T23">TextView</text:span><text:span text:style-name="T23">&gt;(</text:span><text:span text:style-name="T23">R</text:span><text:span text:style-name="T23">.</text:span><text:span text:style-name="T23">id</text:span><text:span text:style-name="T23">.</text:span><text:span text:style-name="T30">quote_layout</text:span><text:span text:style-name="T23">)</text:span><text:span text:style-name="T29"><text:line-break/></text:span><text:span text:style-name="T23"> <text:s text:c="7"/></text:span><text:span text:style-name="T23">val </text:span><text:span text:style-name="T23">imgView </text:span><text:span text:style-name="T23">= </text:span><text:span text:style-name="T23">view</text:span><text:span text:style-name="T23">.findViewById&lt;</text:span><text:span text:style-name="T23">ImageView</text:span><text:span text:style-name="T23">&gt;(</text:span><text:span text:style-name="T23">R</text:span><text:span text:style-name="T23">.</text:span><text:span text:style-name="T23">id</text:span><text:span text:style-name="T23">.</text:span><text:span text:style-name="T30">quote_image</text:span><text:span text:style-name="T23">)</text:span><text:span text:style-name="T29"><text:line-break/></text:span><text:span text:style-name="T23"> <text:s text:c="3"/>}</text:span><text:span text:style-name="T29"><text:line-break/><text:line-break/></text:span><text:span text:style-name="T23"> <text:s text:c="3"/></text:span><text:span text:style-name="T23">override fun </text:span><text:span text:style-name="T23">onCreateViewHolder</text:span><text:span text:style-name="T23">(parent: </text:span><text:span text:style-name="T23">ViewGroup</text:span><text:span text:style-name="T23">, viewType: </text:span><text:span text:style-name="T23">Int</text:span><text:span text:style-name="T23">)</text:span><text:span text:style-name="T23"> </text:span><text:span text:style-name="T23">{</text:span><text:span text:style-name="T29"><text:line-break/></text:span><text:span text:style-name="T23"> <text:s text:c="7"/></text:span><text:span text:style-name="T23">val </text:span><text:span text:style-name="T23">adapterLayout </text:span><text:span text:style-name="T23">= </text:span><text:span text:style-name="T23">LayoutInflater</text:span><text:span text:style-name="T23">.from(parent.</text:span><text:span text:style-name="T30">context</text:span><text:span text:style-name="T23">)</text:span><text:span text:style-name="T29"><text:line-break/></text:span><text:span text:style-name="T23"> <text:s text:c="8"/>.inflate(</text:span><text:span text:style-name="T23">R</text:span><text:span text:style-name="T23">.</text:span><text:span text:style-name="T23">layout</text:span><text:span text:style-name="T23">.</text:span><text:span text:style-name="T30">quote_layout</text:span><text:span text:style-name="T23">, parent, </text:span><text:span text:style-name="T23">false</text:span><text:span text:style-name="T23">)</text:span><text:span text:style-name="T29"><text:line-break/><text:line-break/></text:span><text:span text:style-name="T23"> <text:s text:c="7"/></text:span><text:span text:style-name="T23">return </text:span><text:span text:style-name="T23">QuoteViewHolder(</text:span><text:span text:style-name="T23">adapterLayout</text:span><text:span text:style-name="T23">)</text:span><text:span text:style-name="T29"><text:line-break/></text:span><text:span text:style-name="T23"> <text:s text:c="3"/>}</text:span><text:span text:style-name="T29"><text:line-break/><text:line-break/></text:span><text:span text:style-name="T23"> <text:s text:c="3"/></text:span><text:span text:style-name="T23">override fun </text:span><text:span text:style-name="T23">onBindViewHolder</text:span><text:span text:style-name="T23">(holder: </text:span><text:span text:style-name="T23">QuoteViewHolder</text:span><text:span text:style-name="T23">, position: </text:span><text:span text:style-name="T23">Int</text:span><text:span text:style-name="T23">) {</text:span><text:span text:style-name="T29"><text:line-break/></text:span><text:span text:style-name="T23"> <text:s text:c="7"/></text:span><text:span text:style-name="T23">val </text:span><text:span text:style-name="T23">quote </text:span><text:span text:style-name="T23">= </text:span><text:span text:style-name="T23">dataset</text:span><text:span text:style-name="T23">[position]</text:span><text:span text:style-name="T29"><text:line-break/><text:line-break/></text:span><text:span text:style-name="T23"> <text:s text:c="7"/></text:span><text:span text:style-name="T23">textView</text:span><text:span text:style-name="T23">.</text:span><text:span text:style-name="T30">text </text:span><text:span text:style-name="T23">= </text:span><text:span text:style-name="T23">context</text:span><text:span text:style-name="T23">.</text:span><text:span text:style-name="T30">resources</text:span><text:span text:style-name="T23">.getString(</text:span><text:span text:style-name="T23">quote</text:span><text:span text:style-name="T23">.</text:span><text:span text:style-name="T23">txtResourceId</text:span><text:span text:style-name="T23">)</text:span></text:p>
      <text:p text:style-name="P5"><text:span text:style-name="T29"><text:line-break/></text:span><text:span text:style-name="T23"> <text:s text:c="7"/></text:span><text:span text:style-name="T23">imgView</text:span><text:span text:style-name="T23">.setImageResource(</text:span><text:span text:style-name="T23">quote</text:span><text:span text:style-name="T23">.</text:span><text:span text:style-name="T23">imageResourceId</text:span><text:span text:style-name="T23">)</text:span></text:p>
      <text:p text:style-name="P5"><text:span text:style-name="T29"><text:line-break/></text:span><text:span text:style-name="T23"> <text:s text:c="7"/></text:span><text:span text:style-name="T23">textView</text:span><text:span text:style-name="T23">.setTypeface(____________________ </text:span><text:span text:style-name="T30">DEFAULT </text:span><text:span text:style-name="T23">else </text:span><text:span text:style-name="T30">DEFAULT_BOLD</text:span><text:span text:style-name="T23">)</text:span><text:span text:style-name="T29"><text:line-break/></text:span><text:span text:style-name="T23"> <text:s text:c="3"/>}</text:span><text:span text:style-name="T29"><text:line-break/><text:line-break/></text:span><text:span text:style-name="T23"> <text:s text:c="3"/></text:span><text:span text:style-name="T23">override fun </text:span><text:span text:style-name="T23">getItemCount</text:span><text:span text:style-name="T23">() ____________________________________ </text:span><text:span text:style-name="T29"><text:line-break/></text:span><text:span text:style-name="T23">}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JetBrains Mono1" svg:font-family="'JetBrains Mono'" style:font-family-generic="modern" style:font-pitch="fixed"/>
    <style:font-face style:name="Lucida Console" svg:font-family="'Lucida Console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3-11T03:52:56.317000000</dc:date>
    <meta:editing-duration>PT29M2S</meta:editing-duration>
    <meta:editing-cycles>3</meta:editing-cycles>
    <meta:document-statistic meta:table-count="0" meta:image-count="0" meta:object-count="0" meta:page-count="1" meta:paragraph-count="14" meta:word-count="166" meta:character-count="1634" meta:non-whitespace-character-count="1359"/>
  </office:meta>
</office:document-meta>
</file>